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dos banco_iep</text:h>
      <text:h text:outline-level="2" text:style-name="Heading_2" text:is-list-header="true">Estrutura da tabela alunos</text:h>
      <table:table table:name="alunos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cd_alun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ade</text:p>
          </table:table-cell>
          <table:table-cell office:value-type="string">
            <text:p>int(3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xo</text:p>
          </table:table-cell>
          <table:table-cell office:value-type="string">
            <text:p>varchar(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t_cadastro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alunos</text:h>
      <table:table table:name="alunos_structure">
        <table:table-column table:number-columns-repeated="5"/>
        <table:table-row>
          <table:table-cell office:value-type="string">
            <text:p>cd_aluno</text:p>
          </table:table-cell>
          <table:table-cell office:value-type="string">
            <text:p>nome</text:p>
          </table:table-cell>
          <table:table-cell office:value-type="string">
            <text:p>idade</text:p>
          </table:table-cell>
          <table:table-cell office:value-type="string">
            <text:p>sexo</text:p>
          </table:table-cell>
          <table:table-cell office:value-type="string">
            <text:p>dt_cadastr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itor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aria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duarda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João</text:p>
          </table:table-cell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Isabela</text:p>
          </table:table-cell>
          <table:table-cell office:value-type="float" office:value="25">
            <text:p>25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Lucas</text:p>
          </table:table-cell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manuelle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Julio</text:p>
          </table:table-cell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ylvio</text:p>
          </table:table-cell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Thabata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manda</text:p>
          </table:table-cell>
          <table:table-cell office:value-type="float" office:value="33">
            <text:p>33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Ariane</text:p>
          </table:table-cell>
          <table:table-cell office:value-type="float" office:value="31">
            <text:p>31</text:p>
          </table:table-cell>
          <table:table-cell office:value-type="string">
            <text:p>F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Gabriel</text:p>
          </table:table-cell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Fernando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2021-11-2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1-11-20T15:20:38</meta:creation-date>
  </office:meta>
</office:document-meta>
</file>